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Sicherstellen, dass alle Tabellen existieren und keine inkonsistenten Fremdschlüssel oder CHECK-Fehler auftreten</text:p>
      <text:p text:style-name="P1"><text:span text:style-name="T1">DROP</text:span> <text:span text:style-name="T1">TABLE</text:span> <text:span text:style-name="T3">Kartell_Kunde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rtell_Mitarbeit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Chemik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trieb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Schmugg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Drogen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bo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_Inventa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Produk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Hergestell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transportie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enn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nn_Herstellen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besitzt</text:span> <text:span text:style-name="T1">CASCADE</text:span> <text:span text:style-name="T3">CONSTRAINTS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, um längere Namen zu ermöglichen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Gehälter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  </text:span><text:span text:style-name="T11">-- Erhöht für internationale Nummern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100</text:span><text:span text:style-name="T5">) </text:span><text:span text:style-name="T2">NOT</text:span><text:span text:style-name="T5"> </text:span><text:span text:style-name="T2">NULL</text:span><text:span text:style-name="T5">  </text:span><text:span text:style-name="T11">-- Erhöht für längere Adressen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oft-page-break/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  </text:span><text:span text:style-name="T11">-- Erhöht für längere Aliase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<text:soft-page-break/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Preisspannen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Chemik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Bezeichner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Produkt_Bezeichnung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Produkt_ChemikerNumm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 für längere Standorte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5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<text:soft-page-break/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<text:soft-page-break/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6S</meta:editing-duration>
    <meta:editing-cycles>8</meta:editing-cycles>
    <meta:generator>OpenOffice/4.1.14$Win32 OpenOffice.org_project/4114m1$Build-9811</meta:generator>
    <dc:date>2025-01-17T14:20:01.78</dc:date>
    <dc:creator>Ben </dc:creator>
    <meta:document-statistic meta:table-count="0" meta:image-count="0" meta:object-count="0" meta:page-count="5" meta:paragraph-count="168" meta:word-count="763" meta:character-count="7870"/>
    <meta:user-defined meta:name="Info 1"/>
    <meta:user-defined meta:name="Info 2"/>
    <meta:user-defined meta:name="Info 3"/>
    <meta:user-defined meta:name="Info 4"/>
  </office:meta>
</office:document-meta>
</file>